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Palatino Linotype3" svg:font-family="'Palatino Linotype'" style:font-family-generic="roman" style:font-pitch="variable"/>
    <style:font-face style:name="Palatino Linotype1" svg:font-family="'Palatino Linotype'" style:font-adornments="Gras" style:font-family-generic="roman" style:font-pitch="variable"/>
    <style:font-face style:name="Palatino Linotype2" svg:font-family="'Palatino Linotype'" style:font-adornments="Italique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eeeeee" fo:padding="0.097cm" fo:border-left="0.25pt solid #ff8840" fo:border-right="none" fo:border-top="0.25pt solid #ff8840" fo:border-bottom="0.25pt solid #ff8840">
        <style:background-image/>
      </style:table-cell-properties>
    </style:style>
    <style:style style:name="Tableau1.C1" style:family="table-cell">
      <style:table-cell-properties fo:background-color="#eeeeee" fo:padding="0.097cm" fo:border="0.25pt solid #ff8840">
        <style:background-image/>
      </style:table-cell-properties>
    </style:style>
    <style:style style:name="Tableau1.A2" style:family="table-cell">
      <style:table-cell-properties fo:padding="0.097cm" fo:border-left="0.25pt solid #ff8840" fo:border-right="none" fo:border-top="none" fo:border-bottom="0.25pt solid #ff8840"/>
    </style:style>
    <style:style style:name="Tableau1.B2" style:family="table-cell">
      <style:table-cell-properties fo:padding="0.097cm" fo:border-left="0.25pt solid #ff8840" fo:border-right="none" fo:border-top="none" fo:border-bottom="0.25pt solid #ff8840"/>
    </style:style>
    <style:style style:name="Tableau1.C2" style:family="table-cell">
      <style:table-cell-properties fo:padding="0.097cm" fo:border-left="0.25pt solid #ff8840" fo:border-right="0.25pt solid #ff8840" fo:border-top="none" fo:border-bottom="0.25pt solid #ff8840"/>
    </style:style>
    <style:style style:name="P1" style:family="paragraph" style:parent-style-name="Standard">
      <style:text-properties officeooo:rsid="001ec692" officeooo:paragraph-rsid="001ec692"/>
    </style:style>
    <style:style style:name="P2" style:family="paragraph" style:parent-style-name="Standard">
      <style:paragraph-properties fo:text-align="center" style:justify-single-word="false"/>
      <style:text-properties officeooo:rsid="001ec692" officeooo:paragraph-rsid="001ec692"/>
    </style:style>
    <style:style style:name="P3" style:family="paragraph" style:parent-style-name="Standard">
      <style:paragraph-properties fo:text-align="start" style:justify-single-word="false"/>
      <style:text-properties officeooo:rsid="001ec692" officeooo:paragraph-rsid="001ec692"/>
    </style:style>
    <style:style style:name="P4" style:family="paragraph" style:parent-style-name="Standard">
      <style:text-properties fo:color="#00b8ff"/>
    </style:style>
    <style:style style:name="P5" style:family="paragraph" style:parent-style-name="Standard">
      <style:paragraph-properties fo:text-align="center" style:justify-single-word="false"/>
      <style:text-properties fo:color="#222d5a" style:font-name="Palatino Linotype3" fo:font-size="37pt" officeooo:rsid="003eb39c" officeooo:paragraph-rsid="005503f7" style:font-size-asian="37pt" style:font-size-complex="37pt"/>
    </style:style>
    <style:style style:name="P6" style:family="paragraph" style:parent-style-name="Standard">
      <style:paragraph-properties fo:text-align="center" style:justify-single-word="false"/>
      <style:text-properties fo:color="#ff8840" style:font-name="Palatino Linotype3" fo:font-size="28pt" officeooo:rsid="003eb39c" officeooo:paragraph-rsid="005503f7" style:font-size-asian="28pt" style:font-size-complex="28pt"/>
    </style:style>
    <style:style style:name="P7" style:family="paragraph" style:parent-style-name="Table_20_Contents">
      <style:text-properties fo:color="#666666" style:font-name="Palatino Linotype3" fo:font-size="10pt" fo:font-weight="normal" officeooo:rsid="001ec692" officeooo:paragraph-rsid="001ec692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color="#666666" style:font-name="Palatino Linotype3" fo:font-size="10pt" officeooo:rsid="003eb39c" officeooo:paragraph-rsid="003eb39c" style:font-size-asian="10pt" style:font-size-complex="10pt"/>
    </style:style>
    <style:style style:name="P9" style:family="paragraph" style:parent-style-name="Standard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1731b7" officeooo:paragraph-rsid="003147d8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00b8ff" style:font-name="Palatino Linotype3" fo:font-size="10pt" fo:language="en" fo:country="US" fo:font-style="italic" fo:font-weight="normal" officeooo:rsid="001731b7" officeooo:paragraph-rsid="002cb7ae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09fb0" officeooo:paragraph-rsid="0028ea17"/>
    </style:style>
    <style:style style:name="P12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2b38b8"/>
    </style:style>
    <style:style style:name="P13" style:family="paragraph" style:parent-style-name="Heading_20_1" style:master-page-name="">
      <loext:graphic-properties draw:fill="none"/>
      <style:paragraph-properties fo:margin-left="0.499cm" fo:margin-right="0cm" fo:margin-top="0.423cm" fo:margin-bottom="0.212cm" loext:contextual-spacing="false" fo:text-indent="0cm" style:auto-text-indent="false" style:page-number="auto" fo:break-before="page" fo:background-color="transparent" fo:keep-with-next="always" style:writing-mode="page"/>
    </style:style>
    <style:style style:name="P14" style:family="paragraph" style:parent-style-name="Heading_20_1" style:master-page-name="">
      <loext:graphic-properties draw:fill="none"/>
      <style:paragraph-properties fo:margin-left="0.499cm" fo:margin-right="0cm" fo:margin-top="0.423cm" fo:margin-bottom="0.212cm" loext:contextual-spacing="false" fo:text-indent="0cm" style:auto-text-indent="false" style:page-number="auto" fo:break-before="page" fo:background-color="transparent" fo:keep-with-next="always" style:writing-mode="page"/>
      <style:text-properties officeooo:paragraph-rsid="002cb7ae"/>
    </style:style>
    <style:style style:name="P15" style:family="paragraph" style:parent-style-name="Heading_20_1">
      <loext:graphic-properties draw:fill="none"/>
      <style:paragraph-properties fo:margin-left="0.499cm" fo:margin-right="0cm" fo:margin-top="0.423cm" fo:margin-bottom="0.212cm" loext:contextual-spacing="false" fo:text-indent="0cm" style:auto-text-indent="false" fo:background-color="transparent" fo:keep-with-next="always" style:writing-mode="page"/>
      <style:text-properties officeooo:paragraph-rsid="005503f7"/>
    </style:style>
    <style:style style:name="P16" style:family="paragraph" style:parent-style-name="Heading_20_1">
      <loext:graphic-properties draw:fill="none"/>
      <style:paragraph-properties fo:margin-left="0.499cm" fo:margin-right="0cm" fo:margin-top="0.423cm" fo:margin-bottom="0.212cm" loext:contextual-spacing="false" fo:text-indent="0cm" style:auto-text-indent="false" fo:background-color="transparent" fo:keep-with-next="always" style:writing-mode="page"/>
      <style:text-properties officeooo:paragraph-rsid="0079a832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text-align="center" style:justify-single-word="false"/>
      <style:text-properties fo:color="#3d4f98" style:font-name="Palatino Linotype3" fo:font-size="19pt" fo:font-style="italic" officeooo:rsid="00708127" officeooo:paragraph-rsid="00708127" style:font-size-asian="19pt" style:font-style-asian="italic" style:font-size-complex="19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666666" style:font-name="Palatino Linotype3" fo:font-size="10pt" fo:language="en" fo:country="US" fo:font-weight="normal" officeooo:rsid="00248dd1" officeooo:paragraph-rsid="0034df2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666666" style:font-name="Palatino Linotype3" fo:font-size="10pt" fo:language="en" fo:country="US" fo:font-weight="normal" officeooo:rsid="00248dd1" officeooo:paragraph-rsid="0079a832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color="#666666" style:font-name="Palatino Linotype3" fo:font-size="10pt" fo:font-weight="normal" officeooo:rsid="00708127" officeooo:paragraph-rsid="00708127" style:font-size-asian="10pt" style:font-weight-asian="normal" style:font-size-complex="10pt" style:font-weight-complex="normal"/>
    </style:style>
    <style:style style:name="P23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ac703"/>
    </style:style>
    <style:style style:name="P24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b38b8"/>
    </style:style>
    <style:style style:name="P25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cb7ae"/>
    </style:style>
    <style:style style:name="P26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dd64f"/>
    </style:style>
    <style:style style:name="P27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5503f7"/>
    </style:style>
    <style:style style:name="P28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13c6f"/>
    </style:style>
    <style:style style:name="P29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b9b7b"/>
    </style:style>
    <style:style style:name="P30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13c6f"/>
    </style:style>
    <style:style style:name="P31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2d89a"/>
    </style:style>
    <style:style style:name="P32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2d89a"/>
    </style:style>
    <style:style style:name="P33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63174"/>
    </style:style>
    <style:style style:name="P34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9a832"/>
    </style:style>
    <style:style style:name="P35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9a832"/>
    </style:style>
    <style:style style:name="P3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09fb0" officeooo:paragraph-rsid="0028ea17" style:font-weight-asian="normal" style:font-weight-complex="normal"/>
    </style:style>
    <style:style style:name="P3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708127" officeooo:paragraph-rsid="00708127" style:font-weight-asian="normal" style:font-weight-complex="normal"/>
    </style:style>
    <style:style style:name="P3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713c6f" officeooo:paragraph-rsid="00713c6f" style:font-weight-asian="normal" style:font-weight-complex="normal"/>
    </style:style>
    <style:style style:name="P39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b38b8" officeooo:paragraph-rsid="002dd64f" style:font-weight-asian="normal" style:font-weight-complex="normal"/>
    </style:style>
    <style:style style:name="P4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b38b8" officeooo:paragraph-rsid="00713c6f" style:font-weight-asian="normal" style:font-weight-complex="normal"/>
    </style:style>
    <style:style style:name="P41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b38b8" officeooo:paragraph-rsid="0072d89a" style:font-weight-asian="normal" style:font-weight-complex="normal"/>
    </style:style>
    <style:style style:name="P42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b38b8" officeooo:paragraph-rsid="007b9b7b" style:font-weight-asian="normal" style:font-weight-complex="normal"/>
    </style:style>
    <style:style style:name="P43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72d89a" officeooo:paragraph-rsid="0072d89a" style:font-weight-asian="normal" style:font-weight-complex="normal"/>
    </style:style>
    <style:style style:name="P4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7a9b91" officeooo:paragraph-rsid="007a9b91" style:font-weight-asian="normal" style:font-weight-complex="normal"/>
    </style:style>
    <style:style style:name="P45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7b9b7b" officeooo:paragraph-rsid="007b9b7b" style:font-weight-asian="normal" style:font-weight-complex="normal"/>
    </style:style>
    <style:style style:name="P4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708127" officeooo:paragraph-rsid="00708127"/>
    </style:style>
    <style:style style:name="P4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2b38b8"/>
    </style:style>
    <style:style style:name="P4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font-style="normal" fo:font-weight="normal" officeooo:rsid="00713c6f" officeooo:paragraph-rsid="00713c6f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font-style="normal" fo:font-weight="normal" officeooo:rsid="0072d89a" officeooo:paragraph-rsid="0072d89a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13c6f" officeooo:paragraph-rsid="00713c6f" style:font-size-asian="10pt" style:font-weight-asian="normal" style:font-size-complex="10pt" style:font-weight-complex="normal"/>
    </style:style>
    <style:style style:name="P51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13c6f" officeooo:paragraph-rsid="0072d89a" style:font-size-asian="10pt" style:font-weight-asian="normal" style:font-size-complex="10pt" style:font-weight-complex="normal"/>
    </style:style>
    <style:style style:name="P52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2d89a" officeooo:paragraph-rsid="0072d89a" style:font-size-asian="10pt" style:font-weight-asian="normal" style:font-size-complex="10pt" style:font-weight-complex="normal"/>
    </style:style>
    <style:style style:name="P53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2d89a" officeooo:paragraph-rsid="00763174" style:font-size-asian="10pt" style:font-weight-asian="normal" style:font-size-complex="10pt" style:font-weight-complex="normal"/>
    </style:style>
    <style:style style:name="P5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2d89a" officeooo:paragraph-rsid="0079a832" style:font-size-asian="10pt" style:font-weight-asian="normal" style:font-size-complex="10pt" style:font-weight-complex="normal"/>
    </style:style>
    <style:style style:name="P55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9a832" officeooo:paragraph-rsid="0079a832" style:font-size-asian="10pt" style:font-weight-asian="normal" style:font-size-complex="10pt" style:font-weight-complex="normal"/>
    </style:style>
    <style:style style:name="P5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a9b91" officeooo:paragraph-rsid="007a9b91" style:font-size-asian="10pt" style:font-weight-asian="normal" style:font-size-complex="10pt" style:font-weight-complex="normal"/>
    </style:style>
    <style:style style:name="P5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style:text-underline-style="solid" style:text-underline-width="auto" style:text-underline-color="font-color" fo:font-weight="normal" officeooo:rsid="0074bb6c" officeooo:paragraph-rsid="0074bb6c" style:font-size-asian="10pt" style:font-weight-asian="normal" style:font-size-complex="10pt" style:font-weight-complex="normal"/>
    </style:style>
    <style:style style:name="P5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style:text-underline-style="solid" style:text-underline-width="auto" style:text-underline-color="font-color" fo:font-weight="normal" officeooo:rsid="0074bb6c" officeooo:paragraph-rsid="0074bb6c" style:font-weight-asian="normal" style:font-weight-complex="normal"/>
    </style:style>
    <style:style style:name="T1" style:family="text">
      <style:text-properties fo:font-weight="bold" officeooo:rsid="004024fc" style:font-weight-asian="bold" style:font-weight-complex="bold"/>
    </style:style>
    <style:style style:name="T2" style:family="text">
      <style:text-properties officeooo:rsid="002b38b8"/>
    </style:style>
    <style:style style:name="T3" style:family="text">
      <style:text-properties officeooo:rsid="002cb7ae"/>
    </style:style>
    <style:style style:name="T4" style:family="text">
      <style:text-properties officeooo:rsid="002dd64f"/>
    </style:style>
    <style:style style:name="T5" style:family="text">
      <style:text-properties fo:language="fr" fo:country="FR" style:text-underline-style="none"/>
    </style:style>
    <style:style style:name="T6" style:family="text">
      <style:text-properties officeooo:rsid="0034df25"/>
    </style:style>
    <style:style style:name="T7" style:family="text">
      <style:text-properties officeooo:rsid="003eb39c"/>
    </style:style>
    <style:style style:name="T8" style:family="text">
      <style:text-properties officeooo:rsid="005503f7"/>
    </style:style>
    <style:style style:name="T9" style:family="text">
      <style:text-properties officeooo:rsid="00708127"/>
    </style:style>
    <style:style style:name="T10" style:family="text">
      <style:text-properties fo:font-weight="normal" officeooo:rsid="00708127" style:font-weight-asian="normal" style:font-weight-complex="normal"/>
    </style:style>
    <style:style style:name="T11" style:family="text">
      <style:text-properties fo:font-weight="normal" officeooo:rsid="0074bb6c" style:font-weight-asian="normal" style:font-weight-complex="normal"/>
    </style:style>
    <style:style style:name="T12" style:family="text">
      <style:text-properties officeooo:rsid="00713c6f"/>
    </style:style>
    <style:style style:name="T13" style:family="text">
      <style:text-properties officeooo:rsid="0072d89a"/>
    </style:style>
    <style:style style:name="T14" style:family="text">
      <style:text-properties officeooo:rsid="0079a832"/>
    </style:style>
    <style:style style:name="T15" style:family="text">
      <style:text-properties officeooo:rsid="007a9b91"/>
    </style:style>
    <style:style style:name="T16" style:family="text">
      <style:text-properties officeooo:rsid="007b9b7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yOSV</text:p>
      <text:p text:style-name="P6">FreeCAD <text:span text:style-name="T9">Workbench - Anchors</text:span></text:p>
      <text:p text:style-name="P6"/>
      <text:p text:style-name="P2"/>
      <text:p text:style-name="P19">Specif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Dat<text:span text:style-name="T7">e</text:span></text:p>
          </table:table-cell>
          <table:table-cell table:style-name="Tableau1.A1" office:value-type="string">
            <text:p text:style-name="P7">Aut<text:span text:style-name="T9">hor</text:span></text:p>
          </table:table-cell>
          <table:table-cell table:style-name="Tableau1.C1" office:value-type="string">
            <text:p text:style-name="P22">Changes</text:p>
          </table:table-cell>
        </table:table-row>
        <table:table-row>
          <table:table-cell table:style-name="Tableau1.A2" office:value-type="string">
            <text:p text:style-name="P8"><text:span text:style-name="T9">August 23rd</text:span> 2018</text:p>
          </table:table-cell>
          <table:table-cell table:style-name="Tableau1.B2" office:value-type="string">
            <text:p text:style-name="P8">Guillaume FLORENT</text:p>
          </table:table-cell>
          <table:table-cell table:style-name="Tableau1.C2" office:value-type="string">
            <text:p text:style-name="P8">Cr<text:span text:style-name="T9">e</text:span>ation</text:p>
          </table:table-cell>
        </table:table-row>
      </table:table>
      <text:p text:style-name="P1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8"><text:a xlink:type="simple" xlink:href="#__RefHeading___Toc112_1749475065" text:style-name="Index_20_Link" text:visited-style-name="Index_20_Link">1. Background<text:tab/>3</text:a></text:p>
          <text:p text:style-name="P17"><text:a xlink:type="simple" xlink:href="#__RefHeading___Toc784_1454653663" text:style-name="Index_20_Link" text:visited-style-name="Index_20_Link">1.1. Goals<text:tab/>3</text:a></text:p>
          <text:p text:style-name="P17"><text:a xlink:type="simple" xlink:href="#__RefHeading___Toc786_1454653663" text:style-name="Index_20_Link" text:visited-style-name="Index_20_Link">1.2. History<text:tab/>3</text:a></text:p>
          <text:p text:style-name="P18"><text:a xlink:type="simple" xlink:href="#__RefHeading___Toc788_1454653663" text:style-name="Index_20_Link" text:visited-style-name="Index_20_Link">2. Commands<text:tab/>4</text:a></text:p>
          <text:p text:style-name="P17"><text:a xlink:type="simple" xlink:href="#__RefHeading___Toc790_1454653663" text:style-name="Index_20_Link" text:visited-style-name="Index_20_Link">2.1. Add anchor to part plan<text:tab/>4</text:a></text:p>
          <text:p text:style-name="P17"><text:a xlink:type="simple" xlink:href="#__RefHeading___Toc792_1454653663" text:style-name="Index_20_Link" text:visited-style-name="Index_20_Link">2.2. Remove anchor from part plan<text:tab/>4</text:a></text:p>
          <text:p text:style-name="P17"><text:a xlink:type="simple" xlink:href="#__RefHeading___Toc1073_734678060" text:style-name="Index_20_Link" text:visited-style-name="Index_20_Link">2.3. Create anchorable part instance<text:tab/>4</text:a></text:p>
          <text:p text:style-name="P17"><text:a xlink:type="simple" xlink:href="#__RefHeading___Toc1075_734678060" text:style-name="Index_20_Link" text:visited-style-name="Index_20_Link">2.3. Link 2 part instances<text:tab/>4</text:a></text:p>
          <text:p text:style-name="P17"><text:a xlink:type="simple" xlink:href="#__RefHeading___Toc1077_734678060" text:style-name="Index_20_Link" text:visited-style-name="Index_20_Link">2.4. Detach part instance from assembly<text:tab/>5</text:a></text:p>
          <text:p text:style-name="P18"><text:a xlink:type="simple" xlink:href="#__RefHeading___Toc794_1454653663" text:style-name="Index_20_Link" text:visited-style-name="Index_20_Link">3. Objects<text:tab/>5</text:a></text:p>
          <text:p text:style-name="P17"><text:a xlink:type="simple" xlink:href="#__RefHeading___Toc725_1364407505" text:style-name="Index_20_Link" text:visited-style-name="Index_20_Link">3.1. AnchorablePartPlan<text:tab/>5</text:a></text:p>
          <text:p text:style-name="P17"><text:a xlink:type="simple" xlink:href="#__RefHeading___Toc727_1364407505" text:style-name="Index_20_Link" text:visited-style-name="Index_20_Link">3.2. AnchorablePartInstance<text:tab/>5</text:a></text:p>
          <text:p text:style-name="P17"><text:a xlink:type="simple" xlink:href="#__RefHeading___Toc1079_734678060" text:style-name="Index_20_Link" text:visited-style-name="Index_20_Link">3.3. AssemblyPlan<text:tab/>5</text:a></text:p>
          <text:p text:style-name="P17"><text:a xlink:type="simple" xlink:href="#__RefHeading___Toc1081_734678060" text:style-name="Index_20_Link" text:visited-style-name="Index_20_Link">3.3. AssemblyInstance<text:tab/>5</text:a></text:p>
          <text:p text:style-name="P18"><text:a xlink:type="simple" xlink:href="#__RefHeading___Toc1083_734678060" text:style-name="Index_20_Link" text:visited-style-name="Index_20_Link">4. Other considerations<text:tab/>5</text:a></text:p>
          <text:p text:style-name="P17"><text:a xlink:type="simple" xlink:href="#__RefHeading___Toc725_13644075051" text:style-name="Index_20_Link" text:visited-style-name="Index_20_Link">4.1. Scriptability<text:tab/>5</text:a></text:p>
          <text:p text:style-name="P17"><text:a xlink:type="simple" xlink:href="#__RefHeading___Toc727_13644075051" text:style-name="Index_20_Link" text:visited-style-name="Index_20_Link">4.2. Tests<text:tab/>6</text:a></text:p>
        </text:index-body>
      </text:table-of-content>
      <text:p text:style-name="P1"/>
      <text:h text:style-name="P13" text:outline-level="1"><text:bookmark-start text:name="__RefHeading___Toc112_1749475065"/>1. <text:span text:style-name="T9">Background</text:span><text:bookmark-end text:name="__RefHeading___Toc112_1749475065"/></text:h>
      <text:h text:style-name="P23" text:outline-level="2"><text:bookmark-start text:name="__RefHeading___Toc784_1454653663"/>1.1. <text:span text:style-name="T9">Goals</text:span><text:bookmark-end text:name="__RefHeading___Toc784_1454653663"/></text:h>
      <text:p text:style-name="P36"><text:span text:style-name="T2">- Assemble parts in FreeCAD using the 'Anchors' (point, vec 1, vec2) concept</text:span></text:p>
      <text:p text:style-name="P37">- Create assemblies and assemblies of assemblies and parts</text:p>
      <text:p text:style-name="P11"/>
      <text:h text:style-name="P24" text:outline-level="2"><text:bookmark-start text:name="__RefHeading___Toc786_1454653663"/>1.<text:span text:style-name="T2">2</text:span>. <text:span text:style-name="T9">History</text:span><text:bookmark-end text:name="__RefHeading___Toc786_1454653663"/></text:h>
      <text:p text:style-name="P12">-<text:span text:style-name="T1"> </text:span><text:span text:style-name="T10">osvcad </text:span><text:span text:style-name="T11">and osvcad2 </text:span><text:span text:style-name="T10">development</text:span></text:p>
      <text:p text:style-name="P46">Currently limited to single links and constraints, planned to use solvespece to extend to complex cases</text:p>
      <text:p text:style-name="P12">- <text:span text:style-name="T9">LinkStage3 branch of FreeCAD</text:span></text:p>
      <text:p text:style-name="P46">Possibility to link to an object in another file</text:p>
      <text:p text:style-name="P12">- <text:span text:style-name="T9">Assembly3 workbench of FreeCAD</text:span></text:p>
      <text:p text:style-name="P46">Example of how to use solvespace to find a positionning solution to complex constraints cases.</text:p>
      <text:p text:style-name="P3"/>
      <text:p text:style-name="P3"/>
      <text:h text:style-name="P14" text:outline-level="1"><text:bookmark-start text:name="__RefHeading___Toc788_1454653663"/><text:span text:style-name="T3">2</text:span>. <text:span text:style-name="T12">Commands</text:span><text:bookmark-end text:name="__RefHeading___Toc788_1454653663"/></text:h>
      <text:h text:style-name="P25" text:outline-level="2"><text:bookmark-start text:name="__RefHeading___Toc790_1454653663"/><text:span text:style-name="T3">2</text:span>.1. <text:span text:style-name="T12">Add anchor to part plan</text:span><text:bookmark-end text:name="__RefHeading___Toc790_1454653663"/></text:h>
      <text:p text:style-name="P48"><text:span text:style-name="T5">- Select an edge or a face</text:span></text:p>
      <text:p text:style-name="P48"><text:span text:style-name="T5">- Dialog for possible options</text:span></text:p>
      <text:p text:style-name="P48"><text:span text:style-name="T5"><text:s text:c="4"/>face → face centre and normal</text:span></text:p>
      <text:p text:style-name="P48"><text:span text:style-name="T5"><text:s text:c="4"/>edge → centre <text:s/>and normal if circular</text:span></text:p>
      <text:p text:style-name="P48"><text:span text:style-name="T5"><text:s text:c="15"/>→ end, middle → specify vectors by hand</text:span></text:p>
      <text:p text:style-name="P48"><text:span text:style-name="T5"><text:s text:c="4"/>vertex → specify direction by hand</text:span></text:p>
      <text:p text:style-name="P49"><text:span text:style-name="T5">- The created anchor is part of the ‘plan’ of a part and will be copied with all subsequent instances.</text:span></text:p>
      <text:p text:style-name="P10"/>
      <text:h text:style-name="P26" text:outline-level="2"><text:bookmark-start text:name="__RefHeading___Toc792_1454653663"/><text:span text:style-name="T3">2</text:span>.<text:span text:style-name="T4">2</text:span>. <text:span text:style-name="T12">Remove anchor from part plan</text:span><text:bookmark-end text:name="__RefHeading___Toc792_1454653663"/></text:h>
      <text:p text:style-name="P39">- <text:span text:style-name="T12">Select an anchor</text:span></text:p>
      <text:p text:style-name="P38">- Delete key</text:p>
      <text:p text:style-name="P38">- Confirm deletion</text:p>
      <text:p text:style-name="P38"/>
      <text:h text:style-name="P31" text:outline-level="2"><text:bookmark-start text:name="__RefHeading___Toc1073_734678060"/><text:span text:style-name="T3">2</text:span>.<text:span text:style-name="T12">3</text:span>. <text:span text:style-name="T13">Create anchorable part instance</text:span><text:bookmark-end text:name="__RefHeading___Toc1073_734678060"/></text:h>
      <text:p text:style-name="P41">- <text:span text:style-name="T12">Select a part plan</text:span></text:p>
      <text:p text:style-name="P43">- Create an instance that can be used for assembly</text:p>
      <text:p text:style-name="P43"/>
      <text:p text:style-name="P58">Remark</text:p>
      <text:p text:style-name="P43"><text:span text:style-name="T15">- </text:span>the part instance must remain linked to its plan (i.e. modifications to the plan are automatically propagated to the instances). An instance cannot be modified directly, except for its position.</text:p>
      <text:p text:style-name="P44">- see how multiplicity is implemented in Assembly3</text:p>
      <text:p text:style-name="P43"/>
      <text:h text:style-name="P28" text:outline-level="2"><text:bookmark-start text:name="__RefHeading___Toc1075_734678060"/><text:span text:style-name="T3">2</text:span>.<text:span text:style-name="T12">3</text:span>. <text:span text:style-name="T12">Link 2 part instances</text:span><text:bookmark-end text:name="__RefHeading___Toc1075_734678060"/></text:h>
      <text:p text:style-name="P40">- <text:span text:style-name="T12">Select an anchor on part 1</text:span></text:p>
      <text:p text:style-name="P38">- Select an anchor on part 2</text:p>
      <text:p text:style-name="P50">- Dialog</text:p>
      <text:p text:style-name="P50"><text:s text:c="4"/>Choose type of link</text:p>
      <text:p text:style-name="P50"><text:s text:c="4"/>Adjust parameters (tx, ty, tz, rx, ry, rz)</text:p>
      <text:p text:style-name="P50">- Part 2 places itself, part 1 stays where it is</text:p>
      <text:p text:style-name="P50"><text:soft-page-break/>- A new object (‘Anchor-assembly’) is created in the tree</text:p>
      <text:p text:style-name="P50"/>
      <text:p text:style-name="P57">Remarks</text:p>
      <text:p text:style-name="P51"><text:span text:style-name="T13">- </text:span>there should be a single assembly object for multiple parts with the possibility to visualize/select part or assembly anchors (unused anchors of all the parts that belong to the assembly)</text:p>
      <text:p text:style-name="P52">- the part will still exist on its own (plan of a part) and a copy (instance) of it will exist in the assembly.</text:p>
      <text:p text:style-name="P56">- multiple selection: the end goal is to be able to link a part to 1 or more other parts</text:p>
      <text:p text:style-name="P52"/>
      <text:h text:style-name="P28" text:outline-level="2"><text:bookmark-start text:name="__RefHeading___Toc1077_734678060"/><text:span text:style-name="T3">2</text:span>.<text:span text:style-name="T12">4</text:span>. <text:span text:style-name="T13">Detach part instance from assembly</text:span><text:bookmark-end text:name="__RefHeading___Toc1077_734678060"/></text:h>
      <text:p text:style-name="P40">- <text:span text:style-name="T12">Select a part</text:span></text:p>
      <text:p text:style-name="P38">- <text:span text:style-name="T13">Confirm it will be detached from assembly</text:span></text:p>
      <text:p text:style-name="P38"/>
      <text:h text:style-name="P29" text:outline-level="2"><text:span text:style-name="T3">2</text:span>.<text:span text:style-name="T16">5</text:span>. <text:span text:style-name="T13">Display DAG</text:span></text:h>
      <text:p text:style-name="P45">- select an assembly</text:p>
      <text:p text:style-name="P42">- <text:span text:style-name="T16">Display the Directed Acyclic Graph of an assembly</text:span></text:p>
      <text:p text:style-name="P9"/>
      <text:p text:style-name="P9"/>
      <text:h text:style-name="P15" text:outline-level="1"><text:bookmark-start text:name="__RefHeading___Toc794_1454653663"/><text:span text:style-name="T6">3</text:span>. <text:span text:style-name="T13">Objects</text:span><text:bookmark-end text:name="__RefHeading___Toc794_1454653663"/></text:h>
      <text:h text:style-name="P27" text:outline-level="2"><text:bookmark-start text:name="__RefHeading___Toc725_1364407505"/><text:span text:style-name="T8">3</text:span>.<text:span text:style-name="T8">1</text:span>. <text:span text:style-name="T13">AnchorablePartPlan</text:span><text:bookmark-end text:name="__RefHeading___Toc725_1364407505"/></text:h>
      <text:p text:style-name="P52">&lt;TBC&gt;</text:p>
      <text:p text:style-name="P20"/>
      <text:h text:style-name="P27" text:outline-level="2"><text:bookmark-start text:name="__RefHeading___Toc727_1364407505"/><text:span text:style-name="T8">3</text:span>.<text:span text:style-name="T8">2</text:span>. <text:span text:style-name="T13">AnchorablePartInstance</text:span><text:bookmark-end text:name="__RefHeading___Toc727_1364407505"/></text:h>
      <text:p text:style-name="P52">&lt;TBC&gt;</text:p>
      <text:p text:style-name="P52"/>
      <text:h text:style-name="P31" text:outline-level="2"><text:bookmark-start text:name="__RefHeading___Toc1079_734678060"/><text:span text:style-name="T8">3</text:span>.<text:span text:style-name="T13">3</text:span>. <text:span text:style-name="T13">AssemblyPlan</text:span><text:bookmark-end text:name="__RefHeading___Toc1079_734678060"/></text:h>
      <text:p text:style-name="P52">&lt;TBC&gt;</text:p>
      <text:p text:style-name="P52"/>
      <text:h text:style-name="P33" text:outline-level="2"><text:bookmark-start text:name="__RefHeading___Toc1081_734678060"/><text:span text:style-name="T8">3</text:span>.<text:span text:style-name="T13">3</text:span>. <text:span text:style-name="T13">AssemblyInstance</text:span><text:bookmark-end text:name="__RefHeading___Toc1081_734678060"/></text:h>
      <text:p text:style-name="P53">&lt;TBC&gt;</text:p>
      <text:p text:style-name="P53"/>
      <text:h text:style-name="P16" text:outline-level="1"><text:bookmark-start text:name="__RefHeading___Toc1083_734678060"/><text:soft-page-break/><text:span text:style-name="T14">4</text:span>. <text:span text:style-name="T13">Other considerations</text:span><text:bookmark-end text:name="__RefHeading___Toc1083_734678060"/></text:h>
      <text:h text:style-name="P34" text:outline-level="2"><text:bookmark-start text:name="__RefHeading___Toc725_13644075051"/><text:span text:style-name="T14">4</text:span>.<text:span text:style-name="T8">1</text:span>. <text:span text:style-name="T14">Scriptability</text:span><text:bookmark-end text:name="__RefHeading___Toc725_13644075051"/></text:h>
      <text:p text:style-name="P55">Anything action that is performed though the UI must have its equivalent in the Python view</text:p>
      <text:p text:style-name="P55">Anything action that is performed though the UI must be scriptable.</text:p>
      <text:p text:style-name="P21"/>
      <text:h text:style-name="P34" text:outline-level="2"><text:bookmark-start text:name="__RefHeading___Toc727_13644075051"/><text:span text:style-name="T14">4</text:span>.<text:span text:style-name="T8">2</text:span>. <text:span text:style-name="T14">Tests</text:span><text:bookmark-end text:name="__RefHeading___Toc727_13644075051"/></text:h>
      <text:p text:style-name="P54">&lt;TBC&gt;</text:p>
      <text:p text:style-name="P54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Palatino Linotype3" svg:font-family="'Palatino Linotype'" style:font-family-generic="roman" style:font-pitch="variable"/>
    <style:font-face style:name="Palatino Linotype1" svg:font-family="'Palatino Linotype'" style:font-adornments="Gras" style:font-family-generic="roman" style:font-pitch="variable"/>
    <style:font-face style:name="Palatino Linotype2" svg:font-family="'Palatino Linotype'" style:font-adornments="Italique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666666" style:font-name="Palatino Linotype" fo:font-family="'Palatino Linotype'" style:font-style-name="Normal" style:font-family-generic="roman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color="#666666" style:font-name="Palatino Linotype" fo:font-family="'Palatino Linotype'" style:font-style-name="Normal" style:font-family-generic="roman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222d5a" style:font-name="Palatino Linotype1" fo:font-family="'Palatino Linotype'" style:font-style-name="Gras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3d4f98" style:font-name="Palatino Linotype1" fo:font-family="'Palatino Linotype'" style:font-style-name="Gras" style:font-family-generic="roman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b8ff" style:font-name="Palatino Linotype1" fo:font-family="'Palatino Linotype'" style:font-style-name="Gras" style:font-family-generic="roman" style:font-pitch="variable" fo:font-size="95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>
      <loext:graphic-properties draw:fill="none" draw:fill-color="#99ccff"/>
      <style:paragraph-properties fo:margin-left="0.499cm" fo:margin-right="0cm" fo:text-indent="0cm" style:auto-text-indent="false" fo:background-color="transparent" text:number-lines="false" text:line-number="0" style:writing-mode="page"/>
      <style:text-properties style:font-name="Courier New" fo:font-family="'Courier New'" style:font-style-name="Normal" style:font-family-generic="modern" style:font-pitch="fixed" fo:font-size="8pt" officeooo:rsid="0021eb0b"/>
    </style:style>
    <style:style style:name="Legende" style:family="paragraph" style:parent-style-name="Standard" style:master-page-name="">
      <style:paragraph-properties fo:margin-top="0.199cm" fo:margin-bottom="0cm" loext:contextual-spacing="false" fo:text-align="center" style:justify-single-word="false" style:page-number="auto" style:writing-mode="page"/>
      <style:text-properties fo:color="#666666" style:font-name="Palatino Linotype2" fo:font-family="'Palatino Linotype'" style:font-style-name="Italique" style:font-family-generic="roman" style:font-pitch="variable" fo:font-size="9pt" fo:font-style="italic" officeooo:rsid="00248dd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H21M4S</meta:editing-duration>
    <meta:editing-cycles>78</meta:editing-cycles>
    <meta:generator>LibreOffice/5.2.7.2$Windows_x86 LibreOffice_project/2b7f1e640c46ceb28adf43ee075a6e8b8439ed10</meta:generator>
    <dc:date>2018-08-23T11:39:33.479000000</dc:date>
    <meta:document-statistic meta:table-count="1" meta:image-count="0" meta:object-count="0" meta:page-count="6" meta:paragraph-count="90" meta:word-count="527" meta:character-count="2997" meta:non-whitespace-character-count="2524"/>
    <meta:user-defined meta:name="Info 1"/>
    <meta:user-defined meta:name="Info 2"/>
    <meta:user-defined meta:name="Info 3"/>
    <meta:user-defined meta:name="Info 4"/>
  </office:meta>
</office:document-meta>
</file>